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left="0in" fo:margin-right="0in" fo:margin-top="0in" fo:margin-bottom="0in" loext:contextual-spacing="false" fo:text-indent="0.5in" style:auto-text-indent="false"/>
      <style:text-properties officeooo:paragraph-rsid="0017cc71"/>
    </style:style>
    <style:style style:name="P3" style:family="paragraph" style:parent-style-name="Standard">
      <style:paragraph-properties fo:margin-left="0in" fo:margin-right="0in" fo:margin-top="0in" fo:margin-bottom="0in" loext:contextual-spacing="false" fo:text-indent="0.5in" style:auto-text-indent="false"/>
      <style:text-properties officeooo:paragraph-rsid="0018d640"/>
    </style:style>
    <style:style style:name="P4" style:family="paragraph" style:parent-style-name="Title" style:master-page-name="Standard">
      <style:paragraph-properties fo:text-align="center" style:justify-single-word="false" style:page-number="auto"/>
      <style:text-properties style:font-name="Calibri Light" fo:font-size="28pt" fo:letter-spacing="-0.0071in" officeooo:rsid="0017cc71" officeooo:paragraph-rsid="0017cc71" style:letter-kerning="true" style:font-name-asian="Calibri1" style:font-size-asian="28pt" style:font-name-complex="Tahoma" style:font-size-complex="28pt"/>
    </style:style>
    <style:style style:name="P5" style:family="paragraph" style:parent-style-name="Standard">
      <style:paragraph-properties fo:margin-top="0in" fo:margin-bottom="0in" loext:contextual-spacing="false"/>
    </style:style>
    <style:style style:name="T1" style:family="text">
      <style:text-properties fo:font-style="italic" style:font-style-asian="italic" style:font-style-complex="italic"/>
    </style:style>
    <style:style style:name="T2" style:family="text">
      <style:text-properties officeooo:rsid="0017cc71"/>
    </style:style>
    <style:style style:name="T3" style:family="text">
      <style:text-properties officeooo:rsid="0018d640"/>
    </style:style>
    <style:style style:name="T4" style:family="text">
      <style:text-properties officeooo:rsid="00191037"/>
    </style:style>
    <style:style style:name="T5" style:family="text">
      <style:text-properties officeooo:rsid="0019e9a5"/>
    </style:style>
    <style:style style:name="T6" style:family="text">
      <style:text-properties officeooo:rsid="001b46a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he Fisher King</text:p>
      <text:p text:style-name="P1"/>
      <text:p text:style-name="P2">It was getting late now; the sun was slowly <text:span text:style-name="T3">fading away</text:span> A breeze was gently swaying the trees on both sides of the river. <text:span text:style-name="T2">The sky, peeking through and going over them, was reaching the colorful conclusion that signified the end of one day or the beginning of the next</text:span>. <text:span text:style-name="T2">A burning hot yellow was slowly going under the horizon leaving around it a ring of warm orange. The colors moved up in the sky slowly passing through purple, then violet then inklings of light blue that culminated in deep dark black on the other side, behind them. Only the hew of the early stars were peeking through it.</text:span></text:p>
      <text:p text:style-name="P3"><text:span text:style-name="T2">It was a beautiful, warm summer day the jester thought. </text:span>He examined the waters on both sides of the wooden peer. The stream seemed endless looking in either direction. Nevertheless, the water was eerily calm reflecting everything back like a mirror. He observed himself in it. Face, legs, arms, torso it all appeared to be there. Even the bell on his four-pointed hat <text:span text:style-name="T3">was</text:span> still there <text:span text:style-name="T3">the only one he still had</text:span>. Suddenly a ripple passed through his reflection. </text:p>
      <text:p text:style-name="P1"><text:tab/>“Careful milord I think it’s about to bite” exclaimed the jester. </text:p>
      <text:p text:style-name="P1"><text:tab/>“No, it was just my hands“ replied the king.</text:p>
      <text:p text:style-name="P1"><text:tab/>The joker continued “Nerves, sir? perhaps I sing a song to sooth your mind? Perhaps <text:span text:style-name="T1">Lady, to you without reserve I give my heart, thought and desire?</text:span>”</text:p>
      <text:p text:style-name="P1"><text:tab/>“Be quiet you fool!” cut the king “Songs! Have you gone mad! You’ll scare away the fish”</text:p>
      <text:p text:style-name="P1"><text:tab/>The jester retreated inward examining the man. He was quite old now, <text:span text:style-name="T3">gray</text:span> hair everywhere, bent forward since those old bones could no longer hold the flesh that keeps them together. He was still wearing his suit of armor and the long purple regal gown <text:span text:style-name="T3">was</text:span> <text:span text:style-name="T3">stretched</text:span> <text:span text:style-name="T3">out</text:span> behind him. There was no sword, nor a dagger not that there was any need of <text:span text:style-name="T3">one</text:span> right now. The focal point of the figure was nevertheless the crown resting on top of his head. Rubies, pearls and emeralds used to adorn its side. Red velvet was all within and the most intricate of writings and images were engraved on it. <text:span text:style-name="T3">Q</text:span>uite unrecognizable now. The precious stones have all but fallen out and the brown melee diamonds of rust have taken their place. The velvet, cut in scraps, is now intermixing with the <text:span text:style-name="T3">gray</text:span> hair and the engravings are all <text:span text:style-name="T3">dented</text:span> and <text:span text:style-name="T3">could no longer provide a hint at the original image</text:span>. Even some of the many points of the crown had begun to chip away.</text:p>
      <text:p text:style-name="P1"><text:tab/>“It has been more or less two weeks now since the revolt hasn’t it sir?” asked the jester.</text:p>
      <text:p text:style-name="P1">The king did not reply.</text:p>
      <text:p text:style-name="P1"><text:tab/>“<text:span text:style-name="T3">Shouldn’t have the boatman be already here?</text:span>” <text:span text:style-name="T3">he continued.</text:span></text:p>
      <text:p text:style-name="P1"><text:tab/>“<text:span text:style-name="T4">He’ll be here</text:span>” <text:span text:style-name="T4">answered back the king</text:span></text:p>
      <text:p text:style-name="P1"><text:tab/>“<text:span text:style-name="T4">But, can we trust him?</text:span>”</text:p>
      <text:p text:style-name="P1"><text:tab/>“<text:span text:style-name="T4">He’s been serving my family for many years. My father, both my brothers and...” The king took a pause “...my sons have all called upon his services and he has always replied back in kindness. He has been a loyal friend to our family and we in turn have made sure to provide him with good business.</text:span>”</text:p>
      <text:p text:style-name="P1"><text:tab/>“<text:span text:style-name="T4">Must have been quite a lucky man to have outlived them all!</text:span>” <text:span text:style-name="T4">exclaimed the jester.</text:span></text:p>
      <text:p text:style-name="P1"><text:tab/><text:span text:style-name="T5">The king did not reply, he moved a bit forward and focused his attention on the fishing line.</text:span></text:p>
      <text:p text:style-name="P1"><text:soft-page-break/><text:tab/>“<text:span text:style-name="T6">It’s a miracle we escaped. There must have been a few hundred of them.</text:span>” <text:span text:style-name="T6">He examined himself in the water again. Not too bad, a couple of bruises here and there. The patches of his cape had started to tear apart. The patches on his clothes had started to pull as well </text:span></text:p>
      <text:p text:style-name="P1"><text:tab/></text:p>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ahoma" style:font-family-complex="Tahoma" style:font-family-generic-complex="system" style:font-pitch-complex="variable" style:font-size-complex="28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Konstantin Ivanov</meta:initial-creator>
    <meta:editing-cycles>14</meta:editing-cycles>
    <meta:creation-date>2021-10-24T19:25:00</meta:creation-date>
    <dc:date>2022-03-30T00:16:15.949000000</dc:date>
    <meta:editing-duration>PT3H3M55S</meta:editing-duration>
    <meta:generator>LibreOffice/6.3.3.2$Windows_X86_64 LibreOffice_project/a64200df03143b798afd1ec74a12ab50359878ed</meta:generator>
    <meta:document-statistic meta:table-count="0" meta:image-count="0" meta:object-count="0" meta:page-count="2" meta:paragraph-count="18" meta:word-count="615" meta:character-count="3350" meta:non-whitespace-character-count="273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